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b8f6" officeooo:paragraph-rsid="0012b8f6"/>
    </style:style>
    <style:style style:name="P2" style:family="paragraph" style:parent-style-name="Standard">
      <style:text-properties officeooo:rsid="0013d391" officeooo:paragraph-rsid="0013d3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cion inicial</text:p>
      <text:p text:style-name="P1">1.realiza un algoritmo de alguna actividad que realices en tu dia a dia</text:p>
      <text:p text:style-name="P2">comer </text:p>
      <text:p text:style-name="P2">1.tomar un plato</text:p>
      <text:p text:style-name="P2">2.tomar una cuchara </text:p>
      <text:p text:style-name="P2">3.abrir el refrigerador</text:p>
      <text:p text:style-name="P2">4.sacar alimento que ingerire</text:p>
      <text:p text:style-name="P2">5.tomar una cuchara para servir el alimento </text:p>
      <text:p text:style-name="P2">6.servir el alimento en el plato </text:p>
      <text:p text:style-name="P2">7. conectar el microondas</text:p>
      <text:p text:style-name="P2">8.meter el plato con el alimento sin la cuchara al microondas</text:p>
      <text:p text:style-name="P2">9.encender el micrrondas digintando tiempo</text:p>
      <text:p text:style-name="P2">10.sacar el plato caliente con cuidado</text:p>
      <text:p text:style-name="P2">11.utilizar la cuchara inicial para alimentarme .</text:p>
      <text:p text:style-name="P2"/>
      <text:p text:style-name="P1"/>
      <text:p text:style-name="P1">2.Realiza algoritmo diagrama de codigo y pseudocodigo del siguiente problema :solicitando una calificacion,imprimir aprobado si dicha calificacion es mayor a 6 o imprimir reprobado si dicha calificaucion es mayor a 6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09:31:04.003000000</meta:creation-date>
    <dc:date>2022-03-09T09:40:02.480000000</dc:date>
    <meta:editing-duration>PT9M2S</meta:editing-duration>
    <meta:editing-cycles>2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15" meta:word-count="106" meta:character-count="692" meta:non-whitespace-character-count="596"/>
  </office:meta>
</office:document-meta>
</file>